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draw:marker-start-width="0.427cm" draw:marker-end-width="0.427cm" draw:fill="solid" draw:fill-color="#ff66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draw:marker-start-width="0.352cm" draw:marker-end-width="0.352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051cm" draw:marker-start-width="0.2cm" draw:marker-end-width="0.2cm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9" style:family="graphic" style:parent-style-name="objectwithoutfill">
      <style:graphic-properties svg:stroke-width="0.102cm" draw:marker-start-width="0.276cm" draw:marker-end="Arrow" draw:marker-end-width="0.229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b80047" draw:marker-start-width="0.276cm" draw:marker-end="Arrow" draw:marker-end-width="0.229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draw:marker-start-width="0.2cm" draw:marker-end-width="0.2cm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draw:marker-start-width="0.124cm" draw:marker-end-width="0.124cm" draw:fill="solid" draw:fill-color="#808019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objectwithoutfill">
      <style:graphic-properties draw:stroke="dash" draw:stroke-dash="Ultrafine_20_2_20_Dots_20_3_20_Dashes"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6666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true"/>
    </style:style>
    <style:style style:name="gr2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051cm" svg:stroke-color="#7da647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svg:stroke-width="0.102cm" draw:marker-start-width="0.352cm" draw:marker-end-width="0.352cm" draw:fill="solid" draw:fill-color="#b3b300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svg:stroke-width="0.051cm" svg:stroke-color="#804c19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2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3deb3d"/>
    </style:style>
    <style:style style:name="P7" style:family="paragraph">
      <style:text-properties fo:color="#7e0021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deb3d"/>
    </style:style>
    <style:style style:name="T8" style:family="text">
      <style:text-properties fo:color="#7e002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18cm" svg:height="17.653cm" svg:x="10.038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175cm" svg:height="1.333cm" svg:x="21.786cm" svg:y="15.351cm">
          <text:p text:style-name="P1"><text:span text:style-name="T1">Message</text:span></text:p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921cm" svg:height="1.778cm" svg:x="2.736cm" svg:y="6.588cm">
          <text:p text:style-name="P1"><text:span text:style-name="T2">Receiver</text:span></text:p>
          <text:p text:style-name="P1"><text:span text:style-name="T2">Thread 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6.223cm" svg:height="4.064cm" svg:x="11.562cm" svg:y="12.176cm">
          <text:p text:style-name="P1">Wait Pool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016cm" svg:height="1.143cm" svg:x="0.259cm" svg:y="6.906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6" draw:text-style-name="P1" draw:layer="layout" draw:type="lines" svg:x1="5.657cm" svg:y1="7.477cm" svg:x2="11.562cm" svg:y2="14.208cm" draw:start-shape="id1" draw:start-glue-point="1" draw:end-shape="id2" svg:d="m5657 7477h500l4878 6731h527">
          <text:p/>
        </draw:connector>
        <draw:custom-shape draw:style-name="gr7" draw:text-style-name="P3" xml:id="id6" draw:id="id6" draw:layer="layout" svg:width="2.794cm" svg:height="1.651cm" svg:x="14.864cm" svg:y="20.114cm">
          <text:p text:style-name="P1"><text:span text:style-name="T3">Buffer</text:span></text:p>
          <text:p text:style-name="P1"><text:span text:style-name="T3">Releas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5.207cm" svg:height="1.778cm" svg:x="12.578cm" svg:y="16.748cm">
          <text:p text:style-name="P4"><text:span text:style-name="T4">Prior Wait Pool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draw:line-skew="0cm -1.022cm" svg:x1="17.785cm" svg:y1="14.208cm" svg:x2="21.786cm" svg:y2="16.017cm" draw:start-shape="id2" draw:start-glue-point="1" draw:end-shape="id3" draw:end-glue-point="3" svg:d="m17785 14208h525l1877 1809h1599">
          <text:p/>
        </draw:connector>
        <draw:connector draw:style-name="gr10" draw:text-style-name="P1" draw:layer="layout" draw:type="lines" draw:line-skew="0cm -0.387cm" svg:x1="17.785cm" svg:y1="17.637cm" svg:x2="21.786cm" svg:y2="16.017cm" draw:start-shape="id4" draw:start-glue-point="1" draw:end-shape="id3" draw:end-glue-point="3" svg:d="m17785 17637h525l2512-1620h964">
          <text:p/>
        </draw:connector>
        <draw:custom-shape draw:style-name="gr11" draw:text-style-name="P4" xml:id="id5" draw:id="id5" draw:layer="layout" svg:width="4.572cm" svg:height="1.524cm" svg:x="21.087cm" svg:y="20.177cm">
          <text:p text:style-name="P4">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type="line" svg:x1="23.373cm" svg:y1="16.684cm" svg:x2="23.373cm" svg:y2="20.177cm" draw:start-shape="id3" draw:start-glue-point="2" draw:end-shape="id5" svg:d="m23373 16684v3493">
          <text:p/>
        </draw:connector>
        <draw:connector draw:style-name="gr12" draw:text-style-name="P1" draw:layer="layout" draw:type="line" svg:x1="21.087cm" svg:y1="20.939cm" svg:x2="17.658cm" svg:y2="20.939cm" draw:start-shape="id5" draw:start-glue-point="3" draw:end-shape="id6" draw:end-glue-point="1" svg:d="m21087 20939h-3429">
          <text:p/>
        </draw:connector>
        <draw:connector draw:style-name="gr12" draw:text-style-name="P1" draw:layer="layout" draw:type="line" svg:x1="16.261cm" svg:y1="20.114cm" svg:x2="15.181cm" svg:y2="18.526cm" draw:start-shape="id6" draw:start-glue-point="0" draw:end-shape="id4" svg:d="m16261 20114-1080-1588">
          <text:p/>
        </draw:connector>
        <draw:connector draw:style-name="gr12" draw:text-style-name="P1" draw:layer="layout" draw:type="line" svg:x1="1.275cm" svg:y1="7.477cm" svg:x2="2.736cm" svg:y2="7.477cm" draw:start-shape="id7" draw:start-glue-point="1" draw:end-shape="id1" draw:end-glue-point="3" svg:d="m1275 7477h1461">
          <text:p/>
        </draw:connector>
        <draw:custom-shape draw:style-name="gr13" draw:text-style-name="P3" xml:id="id8" draw:id="id8" draw:layer="layout" svg:width="2.286cm" svg:height="2.286cm" svg:x="15.118cm" svg:y="23.86cm">
          <text:p text:style-name="P1"><text:span text:style-name="T5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6.261cm" svg:y1="23.86cm" svg:x2="16.261cm" svg:y2="21.765cm" draw:start-shape="id8" draw:start-glue-point="4" draw:end-shape="id6" draw:end-glue-point="2" svg:d="m16261 23860v-2095">
          <text:p/>
        </draw:connector>
        <draw:frame draw:style-name="gr15" draw:text-style-name="P5" draw:layer="layout" svg:width="1.589cm" svg:height="0.775cm" svg:x="23.246cm" svg:y="17.878cm">
          <draw:text-box>
            <text:p><text:span text:style-name="T6">insert</text:span></text:p>
          </draw:text-box>
        </draw:frame>
        <draw:frame draw:style-name="gr15" draw:text-style-name="P5" draw:layer="layout" svg:width="1.568cm" svg:height="0.775cm" svg:x="16.134cm" svg:y="22.577cm">
          <draw:text-box>
            <text:p><text:span text:style-name="T6">notify</text:span></text:p>
          </draw:text-box>
        </draw:frame>
        <draw:custom-shape draw:style-name="gr16" draw:text-style-name="P1" draw:layer="layout" svg:width="1.016cm" svg:height="1.143cm" svg:x="12.324cm" svg:y="14.716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7" draw:text-style-name="P1" draw:layer="layout" svg:width="1.016cm" svg:height="1.143cm" svg:x="13.594cm" svg:y="14.716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8" draw:text-style-name="P1" draw:layer="layout" svg:width="1.016cm" svg:height="1.143cm" svg:x="14.864cm" svg:y="14.716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9" draw:text-style-name="P1" draw:layer="layout" svg:width="1.016cm" svg:height="1.143cm" svg:x="16.134cm" svg:y="14.716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5" draw:text-style-name="P5" draw:layer="layout" svg:width="1.945cm" svg:height="0.775cm" svg:x="15.84cm" svg:y="18.907cm">
          <draw:text-box>
            <text:p><text:span text:style-name="T6">release</text:span></text:p>
          </draw:text-box>
        </draw:frame>
        <draw:custom-shape draw:style-name="gr20" draw:text-style-name="P1" draw:layer="layout" svg:width="1.016cm" svg:height="1.143cm" svg:x="16.388cm" svg:y="17.002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1" draw:text-style-name="P1" draw:layer="layout" svg:width="1.016cm" svg:height="1.143cm" svg:x="23.373cm" svg:y="20.304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1" draw:layer="layout" svg:width="1.016cm" svg:height="1.143cm" svg:x="24.389cm" svg:y="20.304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5" draw:text-style-name="P5" draw:layer="layout" svg:width="3.181cm" svg:height="0.775cm" svg:x="17.785cm" svg:y="16.748cm">
          <draw:text-box>
            <text:p><text:span text:style-name="T6">Higher priority</text:span></text:p>
          </draw:text-box>
        </draw:frame>
        <draw:custom-shape draw:style-name="gr23" draw:text-style-name="P1" xml:id="id12" draw:id="id12" draw:layer="layout" svg:width="4.05cm" svg:height="1.361cm" svg:x="28.072cm" svg:y="13.02cm">
          <text:p text:style-name="P1"><text:span text:style-name="T4">Network Update</text:span></text:p>
          <text:p text:style-name="P1"><text:span text:style-name="T4"><text:s/></text:span><text:span text:style-name="T4">Queu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11" draw:id="id11" draw:layer="layout" svg:width="6.477cm" svg:height="3.048cm" svg:x="34.535cm" svg:y="12.176cm">
          <text:p text:style-name="P1"><text:span text:style-name="T7">The Matrix</text:span></text:p>
          <text:p text:style-name="P1"><text:span text:style-name="T7">(Game core)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xml:id="id9" draw:id="id9" draw:layer="layout" svg:width="4.795cm" svg:height="0.963cm" svg:x="13.594cm" svg:y="2.868cm">
          <text:p text:style-name="P1">Request queu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draw:line-skew="0cm -1.912cm" svg:x1="5.657cm" svg:y1="7.477cm" svg:x2="13.594cm" svg:y2="3.349cm" draw:start-shape="id1" draw:start-glue-point="1" draw:end-shape="id9" svg:d="m5657 7477h500l5023-4128h2414">
          <text:p/>
        </draw:connector>
        <draw:frame draw:style-name="gr26" draw:text-style-name="P7" draw:layer="layout" svg:width="3.131cm" svg:height="1.377cm" svg:x="10.673cm" svg:y="9.509cm">
          <draw:text-box>
            <text:p><text:span text:style-name="T8">S-E-S</text:span></text:p>
          </draw:text-box>
        </draw:frame>
        <draw:frame draw:style-name="gr27" draw:layer="layout" svg:width="3.175cm" svg:height="0.963cm" svg:x="6.736cm" svg:y="4.556cm">
          <draw:text-box>
            <text:p>Request </text:p>
          </draw:text-box>
        </draw:frame>
        <draw:custom-shape draw:style-name="gr28" draw:text-style-name="P1" xml:id="id10" draw:id="id10" draw:layer="layout" svg:width="4.953cm" svg:height="2.159cm" svg:x="20.071cm" svg:y="2.27cm">
          <text:p text:style-name="P1">Singhal Heuristic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18.389cm" svg:y1="3.349cm" svg:x2="20.071cm" svg:y2="3.349cm" draw:start-shape="id9" draw:start-glue-point="1" draw:end-shape="id10" draw:end-glue-point="3" svg:d="m18389 3349h1682">
          <text:p/>
        </draw:connector>
        <draw:connector draw:style-name="gr30" draw:text-style-name="P1" draw:layer="layout" draw:type="lines" draw:line-skew="10.485cm" svg:x1="5.657cm" svg:y1="7.477cm" svg:x2="22.547cm" svg:y2="4.429cm" draw:start-shape="id1" draw:start-glue-point="1" draw:end-shape="id10" draw:end-glue-point="2" svg:d="m5657 7477h10985l5905-2498v-550">
          <text:p/>
        </draw:connector>
        <draw:frame draw:style-name="gr26" draw:layer="layout" svg:width="2.051cm" svg:height="0.963cm" svg:x="13.067cm" svg:y="5.572cm">
          <draw:text-box>
            <text:p>token</text:p>
          </draw:text-box>
        </draw:frame>
        <draw:connector draw:style-name="gr31" draw:text-style-name="P1" draw:layer="layout" draw:type="lines" draw:line-skew="2.802cm" svg:x1="25.024cm" svg:y1="3.349cm" svg:x2="37.773cm" svg:y2="12.176cm" draw:start-shape="id10" draw:start-glue-point="1" draw:end-shape="id11" draw:end-glue-point="0" svg:d="m25024 3349h3352l9397 8327v500">
          <text:p/>
        </draw:connector>
        <draw:frame draw:style-name="gr26" draw:layer="layout" svg:width="5.497cm" svg:height="0.963cm" svg:x="30.358cm" svg:y="6.514cm">
          <draw:text-box>
            <text:p>Notify CS granted</text:p>
          </draw:text-box>
        </draw:frame>
        <draw:custom-shape draw:style-name="gr32" draw:text-style-name="P1" draw:layer="layout" svg:width="1.016cm" svg:height="1.143cm" svg:x="14.991cm" svg:y="6.08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3" draw:text-style-name="P1" draw:layer="layout" svg:width="1.016cm" svg:height="1.143cm" svg:x="9.403cm" svg:y="4.429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6" draw:text-style-name="P1" draw:layer="layout" draw:type="line" svg:x1="32.122cm" svg:y1="13.7cm" svg:x2="34.535cm" svg:y2="13.7cm" draw:start-shape="id12" draw:start-glue-point="1" draw:end-shape="id11" draw:end-glue-point="3" svg:d="m32122 13700h2413">
          <text:p/>
        </draw:connector>
        <draw:connector draw:style-name="gr6" draw:text-style-name="P1" draw:layer="layout" draw:type="lines" draw:line-skew="0.123cm -0.642cm" svg:x1="24.961cm" svg:y1="16.017cm" svg:x2="28.072cm" svg:y2="13.7cm" draw:start-shape="id3" draw:start-glue-point="1" draw:end-shape="id12" svg:d="m24961 16017h698l1270-2317h1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4T14:50:09.83</meta:creation-date>
    <dc:date>2012-11-16T15:53:52.30</dc:date>
    <meta:editing-duration>PT1H58M</meta:editing-duration>
    <meta:editing-cycles>44</meta:editing-cycles>
    <meta:generator>LibreOffice/3.6$Windows_x86 LibreOffice_project/da8c1e6-fd468f4-454e206-f42a4a9-143cfd</meta:generator>
    <meta:document-statistic meta:object-count="44"/>
  </office:meta>
</office:document-meta>
</file>